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Calibri" svg:font-family="Calibri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text-properties style:font-name="Calibri1" style:font-name-complex="Calibri1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5pt" officeooo:paragraph-rsid="00190019" style:font-size-asian="15pt" style:font-size-complex="15pt"/>
    </style:style>
    <style:style style:name="P7" style:family="paragraph" style:parent-style-name="Standard">
      <style:text-properties style:font-name="Calibri" fo:font-size="12pt" officeooo:rsid="00190019" officeooo:paragraph-rsid="00190019" style:font-size-asian="10.5pt" style:font-size-complex="12pt"/>
    </style:style>
    <style:style style:name="P8" style:family="paragraph" style:parent-style-name="Standard">
      <style:text-properties style:font-name="Calibre" officeooo:rsid="00190019" officeooo:paragraph-rsid="0019001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a" style:font-name="Calibri1" fo:font-size="15pt" style:letter-kerning="false" style:font-size-asian="15pt" style:font-name-complex="Calibri1" style:font-size-complex="15pt" style:language-complex="ar" style:country-complex="SA"/>
    </style:style>
    <style:style style:name="T3" style:family="text">
      <style:text-properties officeooo:rsid="00190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o Laboratório de AOC - Prática 3</text:p>
      <text:p text:style-name="P2">Aluno: Bernard Menezes Moreira da Costa</text:p>
      <text:p text:style-name="P2">Turma: 2</text:p>
      <text:p text:style-name="P2"/>
      <text:p text:style-name="P1"/>
      <text:p text:style-name="Standard"><text:span text:style-name="Fonte_20_parág._20_padrão"><text:span text:style-name="T1">1 – </text:span></text:span><text:span text:style-name="Fonte_20_parág._20_padrão"><text:span text:style-name="T2">Quais conceitos foram utilizados para implementar esta tradução?</text:span></text:span></text:p>
      <text:p text:style-name="P3"/>
      <text:p text:style-name="P3">Foi utilizado o conceito de função, controle de fluxo, transferência de memória e operações aritméticas.</text:p>
      <text:p text:style-name="P1"/>
      <text:p text:style-name="P1"><text:tab/></text:p>
      <text:p text:style-name="P6">2 – <text:span text:style-name="T3">O que acontece se o valor de y for 34? Qual o valor retornado para uma chamada g(31,34)? Aponte os valores intermediários assumidos por “a[i]” e por “i” durante uma chamada com esses valores ( g(31,34) ).</text:span></text:p>
      <text:p text:style-name="P1"/>
      <text:p text:style-name="P7">Era esperado que desse algum problema, possivelmente de falha de segmentação, entretanto não ocorreu dessa maneira. As saídas encontradas foram:</text:p>
      <text:p text:style-name="P7"/>
      <text:p text:style-name="P7">a[31] = 65</text:p>
      <text:p text:style-name="P7">a[32] = 66</text:p>
      <text:p text:style-name="P7">a[33] = 67</text:p>
      <text:p text:style-name="P7"/>
      <text:p text:style-name="P7">Valor retornado: 67.</text:p>
      <text:p text:style-name="P7"/>
      <text:p text:style-name="P7">Uma possível resposta para esse resultado é a maneira com a qual foi implementada o vetor, alocando dinâmicamente as posições que possuem valor zero. É possível que isso tenha interferido no resultado e de alguma maneira tenha permitido acessar os valores que não tinham sido alocados para o vetor.</text:p>
      <text:p text:style-name="Standard"/>
      <text:p text:style-name="Standard"/>
      <text:p text:style-name="P6">3 - <text:s/><text:span text:style-name="T3">O que poderia acontecer se a função “g” guardasse o seu endereço de retorno na pilha (para poder efetuar uma chamada a outro procedimento, por exemplo)?</text:span></text:p>
      <text:p text:style-name="P1"/>
      <text:p text:style-name="P8">Caso a função “g” guardasse o endereço de retorno para chamar outro procedimento e não salvar os valores que estão nos registradores na pilha, tudo será perdido (caso o procedimento use os registradores em questão). Também existe a possibilidade de estourar o tamanho de pilha se o procedimento for chamado muitas vezes (principalmente se houver recursividad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e" svg:font-family="Calibre"/>
    <style:font-face style:name="Calibri" svg:font-family="Calibri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initial-creator>eqpe</meta:initial-creator>
    <meta:creation-date>2017-03-22T13:00:00Z</meta:creation-date>
    <dc:date>2017-04-07T01:15:44.216959489</dc:date>
    <meta:editing-cycles>2</meta:editing-cycles>
    <meta:editing-duration>PT1H30M24S</meta:editing-duration>
    <meta:document-statistic meta:table-count="0" meta:image-count="0" meta:object-count="0" meta:page-count="1" meta:paragraph-count="15" meta:word-count="243" meta:character-count="1481" meta:non-whitespace-character-count="1248"/>
    <meta:template xlink:type="simple" xlink:actuate="onRequest" xlink:title="" xlink:href="Normal"/>
  </office:meta>
</office:document-meta>
</file>